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423cm" svg:stroke-color="#333366" draw:stroke-linejoin="miter" svg:stroke-linecap="square" draw:fill="solid" draw:fill-color="#eeeee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3.658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top" draw:auto-grow-height="true" fo:min-height="3.725cm" fo:padding-top="0.508cm" fo:padding-bottom="0.508cm" fo:padding-left="1.016cm" fo:padding-right="1.016cm" fo:wrap-option="wrap" draw:shadow-color="#808080"/>
    </style:style>
    <style:style style:name="gr4" style:family="graphic" style:parent-style-name="standard">
      <style:graphic-properties draw:stroke="solid" svg:stroke-width="0.423cm" svg:stroke-color="#0099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423cm" svg:stroke-color="#ffcc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7" style:family="graphic" style:parent-style-name="standard">
      <style:graphic-properties draw:stroke="solid" svg:stroke-width="0.423cm" svg:stroke-color="#9933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b2b2b2" draw:fill="solid" draw:fill-color="#dddddd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b2b2b2" draw:fill="solid" draw:fill-color="#dddddd" draw:auto-grow-height="true" draw:auto-grow-width="false" fo:max-height="0cm" fo:min-height="14.45cm"/>
    </style:style>
    <style:style style:name="gr12" style:family="graphic" style:parent-style-name="standard">
      <style:graphic-properties draw:stroke="none" svg:stroke-color="#000000" draw:fill="solid" draw:fill-color="#99cccc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solid" draw:fill-color="#eeeeee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808080" draw:fill="solid" draw:fill-color="#333333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_32__20_Dots_20_1_20_Dash" svg:stroke-width="0.2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marker-end="Arrowheads_20_1" draw:fill="solid" draw:fill-color="#dddddd" draw:auto-grow-height="true" draw:auto-grow-width="false" fo:max-height="0cm" fo:min-height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font-size="12.8000001907349pt" fo:text-shadow="none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333333" style:font-name="Droid Sans Mono1" fo:font-size="34pt" style:font-size-asian="48pt" style:font-size-complex="48pt"/>
    </style:style>
    <style:style style:name="P6" style:family="paragraph">
      <style:text-properties fo:color="#666666" style:font-name="Sawasdee" fo:font-size="46.7000007629395pt" fo:font-weight="bold" style:font-size-asian="66pt" style:font-weight-asian="bold" style:font-size-complex="66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666666" fo:font-size="36pt" style:font-size-asian="36pt" style:font-size-complex="36pt"/>
    </style:style>
    <style:style style:name="P9" style:family="paragraph">
      <style:text-properties fo:color="#666666" style:font-name="Droid Sans Mono1" fo:font-size="36pt" style:font-size-asian="36pt" style:font-size-complex="36pt"/>
    </style:style>
    <style:style style:name="P10" style:family="paragraph">
      <style:text-properties fo:color="#000000" style:font-name="Ubuntu Medium" fo:font-size="32pt" style:font-size-asian="32pt" style:font-size-complex="32pt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center"/>
    </style:style>
    <style:style style:name="P15" style:family="paragraph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center"/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7" style:family="paragraph">
      <style:text-properties fo:color="#ffcc99" fo:font-size="40pt" fo:font-weight="bold" style:font-size-asian="40pt" style:font-weight-asian="bold" style:font-size-complex="40pt" style:font-weight-complex="bold"/>
    </style:style>
    <style:style style:name="P18" style:family="paragraph">
      <style:text-properties fo:color="#009900" fo:font-size="40pt" fo:font-weight="bold" style:font-size-asian="40pt" style:font-weight-asian="bold" style:font-size-complex="40pt" style:font-weight-complex="bold"/>
    </style:style>
    <style:style style:name="P19" style:family="paragraph">
      <style:paragraph-properties fo:text-align="center"/>
      <style:text-properties fo:color="#ffcc99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center"/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333333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3" style:family="text">
      <style:text-properties fo:color="#0099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4" style:family="text">
      <style:text-properties fo:color="#009900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5" style:family="text">
      <style:text-properties fo:color="#00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333333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7" style:family="text">
      <style:text-properties fo:color="#333333" style:font-name="Droid Sans Mono1" fo:font-size="44pt" fo:language="fr" fo:country="FR" fo:font-weight="normal" style:font-name-asian="Times New Roman" style:font-size-asian="44pt" style:font-weight-asian="normal" style:font-name-complex="Times New Roman" style:font-size-complex="44pt" style:font-weight-complex="normal"/>
    </style:style>
    <style:style style:name="T8" style:family="text">
      <style:text-properties fo:color="#333333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9" style:family="text">
      <style:text-properties fo:color="#333333" style:font-name="Droid Sans Mono1" fo:font-size="40pt" fo:language="fr" fo:country="FR" fo:font-weight="normal" style:font-name-asian="Times New Roman" style:font-size-asian="40pt" style:font-weight-asian="normal" style:font-name-complex="Times New Roman" style:font-size-complex="40pt" style:font-weight-complex="normal"/>
    </style:style>
    <style:style style:name="T10" style:family="text">
      <style:text-properties fo:color="#666666" style:font-name="Sawasdee"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666666" style:font-name="Droid Sans Mono1" fo:font-size="36pt" style:font-size-asian="36pt" style:font-size-complex="36pt"/>
    </style:style>
    <style:style style:name="T13" style:family="text">
      <style:text-properties fo:color="#000000" style:font-name="Arial3" fo:font-size="36pt" style:font-size-asian="36pt" style:font-size-complex="36pt"/>
    </style:style>
    <style:style style:name="T14" style:family="text">
      <style:text-properties fo:color="#000000" style:font-name="Arial3" fo:font-size="36pt" fo:text-shadow="1pt 1pt" style:font-size-asian="36pt" style:font-size-complex="36pt"/>
    </style:style>
    <style:style style:name="T15" style:family="text">
      <style:text-properties fo:color="#000000" fo:font-size="36pt" style:font-size-asian="36pt" style:font-size-complex="36pt"/>
    </style:style>
    <style:style style:name="T16" style:family="text">
      <style:text-properties fo:color="#666666" fo:font-size="36pt" style:font-size-asian="36pt" style:font-size-complex="36pt"/>
    </style:style>
    <style:style style:name="T17" style:family="text">
      <style:text-properties fo:font-size="36pt" fo:text-shadow="1pt 1pt" style:font-size-asian="36pt" style:font-size-complex="36pt"/>
    </style:style>
    <style:style style:name="T18" style:family="text">
      <style:text-properties fo:color="#000000" style:font-name="Arial3" fo:font-size="36pt" fo:text-shadow="none" style:font-size-asian="36pt" style:font-size-complex="36pt"/>
    </style:style>
    <style:style style:name="T19" style:family="text">
      <style:text-properties fo:color="#666666" style:font-name="Droid Sans Mono1" fo:font-size="32pt" fo:text-shadow="none" style:font-size-asian="32pt" style:font-size-complex="32pt"/>
    </style:style>
    <style:style style:name="T20" style:family="text">
      <style:text-properties fo:color="#000000" style:font-name="Ubuntu Medium" fo:font-size="32pt" style:font-size-asian="32pt" style:font-size-complex="32pt"/>
    </style:style>
    <style:style style:name="T21" style:family="text">
      <style:text-properties fo:color="#000000" style:font-name="Ubuntu Medium" fo:font-size="32pt" fo:text-shadow="1pt 1pt" fo:font-weight="bold" style:font-size-asian="32pt" style:font-weight-asian="bold" style:font-size-complex="32pt" style:font-weight-complex="bold"/>
    </style:style>
    <style:style style:name="T22" style:family="text">
      <style:text-properties fo:color="#000000" style:font-name="Ubuntu Medium" fo:font-size="32pt" fo:text-shadow="none" style:font-size-asian="32pt" style:font-size-complex="32pt"/>
    </style:style>
    <style:style style:name="T23" style:family="text">
      <style:text-properties fo:color="#000000" style:font-name="Ubuntu Medium" fo:font-size="32pt" fo:text-shadow="none" fo:font-weight="bold" style:font-size-asian="32pt" style:font-weight-asian="bold" style:font-size-complex="32pt" style:font-weight-complex="bold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666666" style:font-name="Droid Sans Mono1" fo:font-size="32pt" style:font-size-asian="32pt" style:font-size-complex="32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T31" style:family="text">
      <style:text-properties fo:color="#ffcc99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0066cc" style:font-name="Droid Sans Mono1" fo:font-size="32pt" fo:font-weight="bold" style:font-size-asian="32pt" style:font-weight-asian="bold" style:font-size-complex="3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4cm" svg:height="5.348cm" svg:x="1.6cm" svg:y="1.0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1.8cm" svg:height="4.674cm" svg:x="12.7cm" svg:y="1.703cm">
          <text:p text:style-name="P2"><text:span text:style-name="T1">(=</text:span><text:span text:style-name="T2"> </text:span><text:span text:style-name="T3">HY</text:span><text:span text:style-name="T2"> </text:span><text:span text:style-name="T1">(+</text:span><text:span text:style-name="T2"> </text:span><text:span text:style-name="T4">PYTHON</text:span><text:span text:style-name="T2"> </text:span><text:span text:style-name="T5">LISP</text:span><text:span text:style-name="T2"> </text:span><text:span text:style-name="T1">) )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60.22cm" svg:height="4.741cm" svg:x="58cm" svg:y="1.5cm">
          <text:list text:style-name="L1">
            <text:list-header>
              <text:p text:style-name="P4"><text:span text:style-name="T6">Eléonore Mayola</text:span><text:span text:style-name="T7">, PhD - @EleonoreMayola</text:span><text:span text:style-name="T8"> </text:span></text:p>
            </text:list-header>
            <text:list-item>
              <text:p text:style-name="P4"><text:span text:style-name="T9">Junior data scientist @MastodonC, organiser @PyLadiesLond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4.6cm" svg:height="22.791cm" svg:x="1.8cm" svg:y="18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1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1.6cm" svg:y="48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4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15.1cm" svg:height="6.626cm" svg:x="1.6cm" svg:y="8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3.013cm" svg:height="3.044cm" svg:x="2.987cm" svg:y="10.769cm">
          <draw:text-box>
            <text:p><text:span text:style-name="T10">About Lisp</text:span></text:p>
          </draw:text-box>
        </draw:frame>
        <draw:frame draw:style-name="gr6" draw:text-style-name="P6" draw:layer="layout" svg:width="13.013cm" svg:height="3.044cm" svg:x="2.688cm" svg:y="19.069cm">
          <draw:text-box>
            <text:p><text:span text:style-name="T10">Intro to Hy</text:span></text:p>
          </draw:text-box>
        </draw:frame>
        <draw:frame draw:style-name="gr6" draw:text-style-name="P6" draw:layer="layout" svg:width="13.013cm" svg:height="5.837cm" svg:x="63.089cm" svg:y="19.069cm">
          <draw:text-box>
            <text:p><text:span text:style-name="T10">A Hy programme</text:span></text:p>
          </draw:text-box>
        </draw:frame>
        <draw:frame draw:style-name="gr6" draw:text-style-name="P6" draw:layer="layout" svg:width="13.013cm" svg:height="5.837cm" svg:x="2.689cm" svg:y="48.569cm">
          <draw:text-box>
            <text:p><text:span text:style-name="T10">Hy under the hood</text:span></text:p>
          </draw:text-box>
        </draw:frame>
        <draw:frame draw:style-name="gr6" draw:text-style-name="P6" draw:layer="layout" svg:width="13.013cm" svg:height="8.63cm" svg:x="63.49cm" svg:y="48.57cm">
          <draw:text-box>
            <text:p><text:span text:style-name="T10">Other features of Hy</text:span></text:p>
          </draw:text-box>
        </draw:frame>
        <draw:custom-shape draw:style-name="gr7" draw:text-style-name="P1" draw:layer="layout" svg:width="115.1cm" svg:height="6.626cm" svg:x="1.6cm" svg:y="7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42.2cm" svg:height="4.823cm" svg:x="16cm" svg:y="9.7cm">
          <draw:text-box>
            <text:list text:style-name="L2">
              <text:list-item>
                <text:p><text:span text:style-name="T11"><text:s/></text:span><text:span text:style-name="T11">1958: second oldest high-level programming language still in use today</text:span></text:p>
              </text:list-item>
              <text:list-item>
                <text:p><text:span text:style-name="T11"><text:s/></text:span><text:span text:style-name="T11">Created as a practical mathematical notation for computer programmes</text:span></text:p>
              </text:list-item>
              <text:list-item>
                <text:p><text:span text:style-name="T11"><text:s/></text:span><text:span text:style-name="T11">Became the most widely used language in Artificial Intelligence research</text:span></text:p>
              </text:list-item>
            </text:list>
          </draw:text-box>
        </draw:frame>
        <draw:frame draw:style-name="gr8" draw:text-style-name="P7" draw:layer="layout" svg:width="53.8cm" svg:height="4.823cm" svg:x="63cm" svg:y="9.801cm">
          <draw:text-box>
            <text:list text:style-name="L2">
              <text:list-item>
                <text:p><text:span text:style-name="T11"><text:s/></text:span><text:span text:style-name="T11">Characterised by parenthesised lists: </text:span></text:p>
                <text:p><text:span text:style-name="T12">(function argument1 argument2)</text:span></text:p>
              </text:list-item>
              <text:list-item>
                <text:p><text:span text:style-name="T12"><text:s/></text:span><text:span text:style-name="T13">Today Lisp dialects are used for general purpose; Common Lisp, Scheme, Clojure, and Hy</text:span></text:p>
              </text:list-item>
            </text:list>
          </draw:text-box>
        </draw:frame>
        <draw:frame draw:style-name="gr9" draw:layer="layout" svg:width="41cm" svg:height="7.109cm" svg:x="15.3cm" svg:y="18.743cm">
          <draw:text-box>
            <text:p><text:span text:style-name="T11">Hy is a Lisp dialect that converts its structure to Python. Within Hy you have access to all of Python data structures and the standard library. </text:span></text:p>
            <text:p><text:span text:style-name="T11">It's as <text:s/>easy as </text:span><text:span text:style-name="T12">(print "Hello, world!")</text:span><text:span text:style-name="T11">. <text:s/></text:span></text:p>
            <text:p><text:span text:style-name="T13">Try Hy in your browser at </text:span><text:span text:style-name="T14">try-hy.appspot.com/</text:span></text:p>
            <text:p/>
          </draw:text-box>
        </draw:frame>
        <draw:frame draw:style-name="gr10" draw:layer="layout" svg:width="22cm" svg:height="6.347cm" svg:x="2.9cm" svg:y="25.009cm">
          <draw:text-box>
            <text:p><text:span text:style-name="T11">Calculations go from</text:span></text:p>
            <text:p><text:span text:style-name="T12">(3.5 + 5.1 + 4.6) / 3</text:span></text:p>
            <text:p><text:span text:style-name="T11">to</text:span></text:p>
            <text:p><text:span text:style-name="T12">(/ (+ 3.5 5.1 4.6) 3)</text:span></text:p>
          </draw:text-box>
        </draw:frame>
        <draw:frame draw:style-name="gr10" draw:text-style-name="P8" draw:layer="layout" svg:width="28.4cm" svg:height="15.491cm" svg:x="26.6cm" svg:y="25.1cm">
          <draw:text-box>
            <text:p><text:span text:style-name="T15">For loop example:</text:span></text:p>
            <text:p><text:span text:style-name="T16"/></text:p>
            <text:p><text:span text:style-name="T12">=&gt; (for [i (range 6)]</text:span></text:p>
            <text:p><text:span text:style-name="T12">... (print (+ "i equals " (str i))))</text:span></text:p>
            <text:p><text:span text:style-name="T12">i equals 0</text:span></text:p>
            <text:p><text:span text:style-name="T12">i equals 1</text:span></text:p>
            <text:p><text:span text:style-name="T12">i equals 2</text:span></text:p>
            <text:p><text:span text:style-name="T12">i equals 3</text:span></text:p>
            <text:p><text:span text:style-name="T12">i equals 4</text:span></text:p>
            <text:p><text:span text:style-name="T12">i equals 5</text:span></text:p>
          </draw:text-box>
        </draw:frame>
        <draw:frame draw:style-name="gr10" draw:layer="layout" svg:width="22cm" svg:height="7.871cm" svg:x="2.8cm" svg:y="32.72cm">
          <draw:text-box>
            <text:p><text:span text:style-name="T11">If/else statement example:</text:span></text:p>
            <text:p><text:span text:style-name="T12">=&gt; (if (= 3 (+ 1 2))</text:span></text:p>
            <text:p><text:span text:style-name="T12">... (print "This is true")</text:span></text:p>
            <text:p><text:span text:style-name="T12">... (print "This is false"))</text:span></text:p>
            <text:p><text:span text:style-name="T12">This is true</text:span></text:p>
          </draw:text-box>
        </draw:frame>
        <draw:frame draw:style-name="gr11" draw:text-style-name="P9" draw:layer="layout" svg:width="37.7cm" svg:height="15.491cm" svg:x="63.3cm" svg:y="25.1cm">
          <draw:text-box>
            <text:p><text:span text:style-name="T12">(defn analyse-texts [dirpath]</text:span></text:p>
            <text:p><text:span text:style-name="T12"><text:s text:c="2"/></text:span><text:span text:style-name="T12">(setv text-files (list-text-files dirpath))</text:span></text:p>
            <text:p><text:span text:style-name="T12"><text:s text:c="2"/></text:span><text:span text:style-name="T12">(list (map (fn [f]</text:span></text:p>
            <text:p><text:span text:style-name="T12"><text:s text:c="15"/></text:span><text:span text:style-name="T12">(setv filename f)</text:span></text:p>
            <text:p><text:span text:style-name="T12"><text:s text:c="15"/></text:span><text:span text:style-name="T12">(-&gt; f</text:span></text:p>
            <text:p><text:span text:style-name="T12"><text:s text:c="19"/></text:span><text:span text:style-name="T12">read-text</text:span></text:p>
            <text:p><text:span text:style-name="T12"><text:s text:c="19"/></text:span><text:span text:style-name="T12">clean-text</text:span></text:p>
            <text:p><text:span text:style-name="T12"><text:s text:c="19"/></text:span><text:span text:style-name="T12">remove-stopwords</text:span></text:p>
            <text:p><text:span text:style-name="T12"><text:s text:c="19"/></text:span><text:span text:style-name="T12">(summarise-text filename)))</text:span></text:p>
            <text:p><text:span text:style-name="T12"><text:s text:c="13"/></text:span><text:span text:style-name="T12">text-files)))</text:span></text:p>
          </draw:text-box>
        </draw:frame>
        <draw:frame draw:style-name="gr9" draw:layer="layout" svg:width="40.9cm" svg:height="7.109cm" svg:x="76cm" svg:y="18.643cm">
          <draw:text-box>
            <text:p><text:span text:style-name="T11">My example Hy programme analyses text files. You can find it at </text:span><text:span text:style-name="T17">bit.ly/text-analysis-hy</text:span><text:span text:style-name="T14">.</text:span></text:p>
            <text:p><text:span text:style-name="T18">My imports : </text:span><text:span text:style-name="T19">(import os re pprint [collections [Counter]])</text:span></text:p>
            <text:p><text:span text:style-name="T18">The function performing the analysis is: </text:span></text:p>
            <text:p/>
          </draw:text-box>
        </draw:frame>
        <draw:frame draw:style-name="gr12" draw:text-style-name="P10" draw:layer="layout" svg:width="55cm" svg:height="2.959cm" svg:x="1.6cm" svg:y="42.2cm">
          <draw:text-box>
            <text:p><text:span text:style-name="T20">* See more code examples at </text:span><text:span text:style-name="T21">bit.ly/try-hy</text:span></text:p>
            <text:p><text:span text:style-name="T22">* Get started with Hy by following instructions at</text:span><text:span text:style-name="T23"> </text:span><text:span text:style-name="T21">docs.hylang.org/en/latest/quickstart.html</text:span></text:p>
          </draw:text-box>
        </draw:frame>
        <draw:frame draw:style-name="gr9" draw:text-style-name="P11" draw:layer="layout" svg:width="10.2cm" svg:height="1.775cm" svg:x="2.2cm" svg:y="77cm">
          <draw:text-box>
            <text:p><text:span text:style-name="T24">References:</text:span></text:p>
          </draw:text-box>
        </draw:frame>
        <draw:frame draw:style-name="gr13" draw:text-style-name="P12" draw:layer="layout" svg:width="21cm" svg:height="2.621cm" svg:x="2.4cm" svg:y="79.241cm">
          <draw:text-box>
            <text:p><text:span text:style-name="T25">My repository for this poster: </text:span><text:span text:style-name="T26">github.com/Eleonore9/hy-python-lisp</text:span></text:p>
          </draw:text-box>
        </draw:frame>
        <draw:frame draw:style-name="gr9" draw:text-style-name="P12" draw:layer="layout" svg:width="15.7cm" svg:height="16.334cm" svg:x="101.2cm" svg:y="24.724cm">
          <draw:text-box>
            <text:p><text:span text:style-name="T25">“</text:span><text:span text:style-name="T26">defn</text:span><text:span text:style-name="T25">” the function definition, inspired from Clojure</text:span></text:p>
            <text:p><text:span text:style-name="T27"/></text:p>
            <text:p><text:span text:style-name="T25">“</text:span><text:span text:style-name="T26">setv</text:span><text:span text:style-name="T25">” sets a variable by binding a symbol to a value, a function...</text:span></text:p>
            <text:p><text:span text:style-name="T27"/></text:p>
            <text:p><text:span text:style-name="T25">“</text:span><text:span text:style-name="T26">fn</text:span><text:span text:style-name="T25">” the anonymous function</text:span></text:p>
            <text:p><text:span text:style-name="T27"/></text:p>
            <text:p><text:span text:style-name="T25">“</text:span><text:span text:style-name="T26">map</text:span><text:span text:style-name="T25">” returns an iterable that applies the anonymous function to each file in the text-files list.</text:span></text:p>
            <text:p><text:span text:style-name="T27"/></text:p>
            <text:p><text:span text:style-name="T25">“</text:span><text:span text:style-name="T26">-&gt;</text:span><text:span text:style-name="T25">” the thread first, inspired from Clojure. Enables function chaining w/o several levels of nesting.</text:span></text:p>
          </draw:text-box>
        </draw:frame>
        <draw:frame draw:style-name="gr12" draw:text-style-name="P10" draw:layer="layout" svg:width="55cm" svg:height="2.959cm" svg:x="62.2cm" svg:y="42.201cm">
          <draw:text-box>
            <text:p><text:span text:style-name="T20">You can define a “main” function to reproduce the “if __name__ == '__main__'” behaviour.</text:span></text:p>
            <text:p><text:span text:style-name="T20">By using </text:span><text:span text:style-name="T28">(defmain [&amp;rest args] …)</text:span><text:span text:style-name="T20">, you can run a main from the command line with its arguments.</text:span></text:p>
          </draw:text-box>
        </draw:frame>
        <draw:frame draw:style-name="gr14" draw:text-style-name="P13" draw:layer="layout" svg:width="32.5cm" svg:height="5.751cm" svg:x="22.5cm" svg:y="76.8cm">
          <draw:text-box>
            <text:list text:style-name="L3">
              <text:list-item>
                <text:p><text:span text:style-name="T29">Hy's docs: docs.hylang.org/en/latest/</text:span></text:p>
              </text:list-item>
              <text:list-item>
                <text:p><text:span text:style-name="T29"><text:s/></text:span><text:span text:style-name="T29">More docs: github.com/hylang/hy/blob/master/docs/language/api.rst</text:span></text:p>
              </text:list-item>
              <text:list-item>
                <text:p><text:span text:style-name="T29"><text:s/></text:span><text:span text:style-name="T29">Hy's source code: github.com/hylang/hy</text:span></text:p>
              </text:list-item>
              <text:list-item>
                <text:p><text:span text:style-name="T29"><text:s/></text:span><text:span text:style-name="T29">Podcast.__init__ episode 23: pythonpodcast.com/hylang-developers.html</text:span></text:p>
              </text:list-item>
              <text:list-item>
                <text:p><text:span text:style-name="T29"><text:s/></text:span><text:span text:style-name="T29">Videos and blogposts: gist.github.com/Foxboron/4b87b5b85d6c5fc5db6c</text:span></text:p>
              </text:list-item>
            </text:list>
          </draw:text-box>
        </draw:frame>
        <draw:frame draw:style-name="gr9" draw:text-style-name="P13" draw:layer="layout" svg:width="24.4cm" svg:height="5.836cm" svg:x="57.1cm" svg:y="76.8cm">
          <draw:text-box>
            <text:p><text:span text:style-name="T26">Tools:</text:span></text:p>
            <text:list text:style-name="L4">
              <text:list-item>
                <text:p><text:span text:style-name="T29"><text:s/></text:span><text:span text:style-name="T29">Emacs Hy-mode: github.com/hylang/hy-mode</text:span></text:p>
              </text:list-item>
              <text:list-item>
                <text:p><text:span text:style-name="T29"><text:s/></text:span><text:span text:style-name="T29">Vim-hy: github.com/hylang/vim-hy</text:span></text:p>
              </text:list-item>
              <text:list-item>
                <text:p><text:span text:style-name="T29"><text:s/></text:span><text:span text:style-name="T29">Code analyser: github.com/hylang/hydiomatic</text:span></text:p>
              </text:list-item>
              <text:list-item>
                <text:p><text:span text:style-name="T29"><text:s/></text:span><text:span text:style-name="T29">Hy debugger: github.com/hylang/hdb</text:span></text:p>
              </text:list-item>
            </text:list>
          </draw:text-box>
        </draw:frame>
        <draw:frame draw:style-name="gr15" draw:layer="layout" svg:width="0.502cm" svg:height="1.267cm" svg:x="52.8cm" svg:y="78.6cm">
          <draw:text-box>
            <text:p/>
          </draw:text-box>
        </draw:frame>
        <draw:custom-shape draw:style-name="gr16" draw:text-style-name="P14" draw:layer="layout" svg:width="50.8cm" svg:height="11.2cm" svg:x="3.6cm" svg:y="58.4cm">
          <text:p/>
          <draw:enhanced-geometry svg:viewBox="0 0 21600 21600" draw:text-areas="0 0 21600 21600" draw:type="pentagon-right" draw:modifiers="19627.5506387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5" draw:layer="layout" svg:width="6.2cm" svg:height="1.944cm" svg:x="13.2cm" svg:y="63.946cm">
          <draw:text-box>
            <text:p text:style-name="P15"><text:span text:style-name="T30">tokens</text:span></text:p>
          </draw:text-box>
        </draw:frame>
        <draw:frame draw:style-name="gr9" draw:text-style-name="P15" draw:layer="layout" svg:width="6.2cm" svg:height="1.944cm" svg:x="5cm" svg:y="63.946cm">
          <draw:text-box>
            <text:p text:style-name="P15"><text:span text:style-name="T30">Hy code</text:span></text:p>
          </draw:text-box>
        </draw:frame>
        <draw:frame draw:style-name="gr9" draw:text-style-name="P16" draw:layer="layout" svg:width="9cm" svg:height="3.637cm" svg:x="21.4cm" svg:y="63.1cm">
          <draw:text-box>
            <text:p text:style-name="P16"><text:span text:style-name="T30">Hy models</text:span></text:p>
            <text:p text:style-name="P16"><text:span text:style-name="T30">(Hy AST)</text:span></text:p>
          </draw:text-box>
        </draw:frame>
        <draw:frame draw:style-name="gr9" draw:text-style-name="P15" draw:layer="layout" svg:width="9cm" svg:height="1.944cm" svg:x="32.4cm" svg:y="63.946cm">
          <draw:text-box>
            <text:p text:style-name="P15"><text:span text:style-name="T30">Python AST</text:span></text:p>
          </draw:text-box>
        </draw:frame>
        <draw:frame draw:style-name="gr9" draw:text-style-name="P15" draw:layer="layout" svg:width="9cm" svg:height="3.637cm" svg:x="43.3cm" svg:y="63.1cm">
          <draw:text-box>
            <text:p text:style-name="P15"><text:span text:style-name="T30">Python bytecode</text:span></text:p>
          </draw:text-box>
        </draw:frame>
        <draw:connector draw:style-name="gr17" draw:layer="layout" svg:x1="37.163cm" svg:y1="62.6cm" svg:x2="45.363cm" svg:y2="62.6cm" svg:d="M37163 62600v-1800h8200v1800" svg:viewBox="0 0 8201 1801">
          <text:p/>
        </draw:connector>
        <draw:connector draw:style-name="gr17" draw:layer="layout" svg:x1="26.663cm" svg:y1="62.7cm" svg:x2="34.863cm" svg:y2="62.7cm" svg:d="M26663 62700v-1800h8200v1800" svg:viewBox="0 0 8201 1801">
          <text:p/>
        </draw:connector>
        <draw:connector draw:style-name="gr17" draw:layer="layout" svg:x1="16.726cm" svg:y1="62.7cm" svg:x2="24.926cm" svg:y2="62.7cm" svg:d="M16726 62700v-1800h8200v1800" svg:viewBox="0 0 8201 1801">
          <text:p/>
        </draw:connector>
        <draw:connector draw:style-name="gr17" draw:layer="layout" svg:x1="6.789cm" svg:y1="62.7cm" svg:x2="14.989cm" svg:y2="62.7cm" svg:d="M6789 62700v-1800h8200v1800" svg:viewBox="0 0 8201 1801">
          <text:p/>
        </draw:connector>
        <draw:frame draw:style-name="gr18" draw:text-style-name="P17" draw:layer="layout" svg:width="9.4cm" svg:height="1.944cm" svg:x="6.3cm" svg:y="58.6cm">
          <draw:text-box>
            <text:p text:style-name="P17"><text:span text:style-name="T31">Tokenisation</text:span></text:p>
          </draw:text-box>
        </draw:frame>
        <draw:frame draw:style-name="gr18" draw:text-style-name="P18" draw:layer="layout" svg:width="9.4cm" svg:height="1.944cm" svg:x="36.9cm" svg:y="58.6cm">
          <draw:text-box>
            <text:p text:style-name="P17"><text:span text:style-name="T31">Compilation</text:span></text:p>
          </draw:text-box>
        </draw:frame>
        <draw:frame draw:style-name="gr18" draw:text-style-name="P17" draw:layer="layout" svg:width="9.4cm" svg:height="1.944cm" svg:x="26.4cm" svg:y="58.6cm">
          <draw:text-box>
            <text:p text:style-name="P17"><text:span text:style-name="T31">Compilation</text:span></text:p>
          </draw:text-box>
        </draw:frame>
        <draw:frame draw:style-name="gr18" draw:text-style-name="P19" draw:layer="layout" svg:width="9.4cm" svg:height="1.944cm" svg:x="16.2cm" svg:y="58.6cm">
          <draw:text-box>
            <text:p text:style-name="P19"><text:span text:style-name="T31">Parsing</text:span></text:p>
          </draw:text-box>
        </draw:frame>
        <draw:frame draw:style-name="gr18" draw:text-style-name="P20" draw:layer="layout" svg:width="9.8cm" svg:height="1.605cm" svg:x="6.3cm" svg:y="67cm">
          <draw:text-box>
            <text:p text:style-name="P20"><text:span text:style-name="T32">hy.lex.lexer</text:span></text:p>
          </draw:text-box>
        </draw:frame>
        <draw:frame draw:style-name="gr18" draw:text-style-name="P20" draw:layer="layout" svg:width="10.3cm" svg:height="1.605cm" svg:x="16.2cm" svg:y="67.001cm">
          <draw:text-box>
            <text:p text:style-name="P20"><text:span text:style-name="T32">hy.lex.parser</text:span></text:p>
          </draw:text-box>
        </draw:frame>
        <draw:frame draw:style-name="gr18" draw:text-style-name="P20" draw:layer="layout" svg:width="10.1cm" svg:height="2.959cm" svg:x="26.9cm" svg:y="66.7cm">
          <draw:text-box>
            <text:p text:style-name="P20"><text:span text:style-name="T32">HyASTCompiler.compile</text:span></text:p>
          </draw:text-box>
        </draw:frame>
        <draw:frame draw:style-name="gr18" draw:text-style-name="P21" draw:layer="layout" svg:width="10.3cm" svg:height="1.605cm" svg:x="37cm" svg:y="67.001cm">
          <draw:text-box>
            <text:p text:style-name="P21"><text:span text:style-name="T32">eval</text:span></text:p>
          </draw:text-box>
        </draw:frame>
        <draw:frame draw:style-name="gr18" draw:text-style-name="P7" draw:layer="layout" svg:width="51cm" svg:height="1.775cm" svg:x="3.6cm" svg:y="54.7cm">
          <draw:text-box>
            <text:p text:style-name="P7"><text:span text:style-name="T11">Hy first translates to a Python AST which is then built down into Python bytecode.</text:span></text:p>
          </draw:text-box>
        </draw:frame>
        <draw:frame draw:style-name="gr12" draw:text-style-name="P10" draw:layer="layout" svg:width="55cm" svg:height="2.959cm" svg:x="1.6cm" svg:y="71.699cm">
          <draw:text-box>
            <text:p><text:span text:style-name="T20">Hy Models: layer on top of Python objects representing Hy source code as data</text:span></text:p>
            <text:p><text:span text:style-name="T20"/></text:p>
          </draw:text-box>
        </draw:frame>
        <draw:frame draw:style-name="gr19" draw:text-style-name="P7" draw:layer="layout" svg:width="34.6cm" svg:height="1.775cm" svg:x="14.8cm" svg:y="49.2cm">
          <draw:text-box>
            <text:p text:style-name="P7"><text:span text:style-name="T11">Compilers</text:span></text:p>
          </draw:text-box>
        </draw:frame>
        <presentation:notes draw:style-name="dp2">
          <draw:page-thumbnail draw:style-name="gr20" draw:layer="layout" svg:width="6.738cm" svg:height="9.525cm" svg:x="6.156cm" svg:y="1.904cm" draw:page-number="1" presentation:class="page"/>
          <draw:frame presentation:style-name="pr1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7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90.59999847412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79.3000030517578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5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68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4.59999847412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18.82cm" fo:page-height="84.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9cm" svg:x="1cm" svg:y="2.573cm"/>
      <draw:page-thumbnail draw:layer="backgroundobjects" svg:width="8.024cm" svg:height="5.679cm" svg:x="1cm" svg:y="9.859cm"/>
      <draw:page-thumbnail draw:layer="backgroundobjects" svg:width="8.024cm" svg:height="5.679cm" svg:x="1cm" svg:y="17.145cm"/>
      <draw:page-thumbnail draw:layer="backgroundobjects" svg:width="8.024cm" svg:height="5.679cm" svg:x="10.025cm" svg:y="2.573cm"/>
      <draw:page-thumbnail draw:layer="backgroundobjects" svg:width="8.024cm" svg:height="5.679cm" svg:x="10.025cm" svg:y="9.859cm"/>
      <draw:page-thumbnail draw:layer="backgroundobjects" svg:width="8.024cm" svg:height="5.679cm" svg:x="10.025cm" svg:y="17.145cm"/>
    </style:handout-master>
    <style:master-page style:name="Default" style:page-layout-name="PM1" draw:style-name="Mdp1">
      <draw:frame presentation:style-name="Default-title" draw:layer="backgroundobjects" svg:width="106.949cm" svg:height="13.997cm" svg:x="5.934cm" svg:y="3.37cm" presentation:class="title" presentation:placeholder="true">
        <draw:text-box/>
      </draw:frame>
      <draw:frame presentation:style-name="Default-outline1" draw:layer="backgroundobjects" svg:width="106.949cm" svg:height="55.508cm" svg:x="5.934cm" svg:y="19.628cm" presentation:class="outline" presentation:placeholder="true">
        <draw:text-box/>
      </draw:frame>
      <draw:frame presentation:style-name="Mpr1" draw:layer="backgroundobjects" svg:width="27.741cm" svg:height="5.844cm" svg:x="5.934cm" svg:y="76.59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638cm" svg:height="5.844cm" svg:x="40.59cm" svg:y="76.59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741cm" svg:height="5.844cm" svg:x="85.143cm" svg:y="76.59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6-05-24T01:26:57.872604063</dc:date>
    <meta:editing-cycles>260</meta:editing-cycles>
    <meta:editing-duration>P3DT44M51S</meta:editing-duration>
    <meta:generator>LibreOffice/4.2.8.2$Linux_X86_64 LibreOffice_project/420m0$Build-2</meta:generator>
    <meta:document-statistic meta:object-count="75"/>
  </office:meta>
</office:document-meta>
</file>